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5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5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5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5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5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5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5"><text:span text:style-name="T5">do cell meta-if </text:span><text:span text:style-name="T6">view.do_mailing()</text:span></text:p><text:p text:style-name="P5"><text:span text:style-name="T5">with rec_infos=view.get_ctct_det(mailed_data); rec_dic=view.get_separate_contacts(mailed_data)</text:span></text:p></office:annotation>Destinataire :</text:p>
            <text:p text:style-name="Imio_20_tableau_20_dest"><office:annotation><dc:creator>sge</dc:creator><dc:date>2018-02-21T10:26:18</dc:date><text:p text:style-name="P5"><text:span text:style-name="T5">do text meta-if view.do_mailing()</text:span></text:p><text:p text:style-name="P5"><text:span text:style-name="T5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5"><text:span text:style-name="T5">do text </text:span><text:span text:style-name="T6">meta-if view.do_mailing()</text:span></text:p><text:p text:style-name="P5"><text:span text:style-name="T5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5"><text:span text:style-name="T6">do text meta-if view.do_mailing()</text:span></text:p><text:p text:style-name="P5"><text:span text:style-name="T6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5"><text:span text:style-name="T6">do text meta-if view.do_mailing()</text:span></text:p><text:p text:style-name="P5"><text:span text:style-name="T6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5"><text:span text:style-name="T6">do text meta-if view.do_mailing()</text:span></text:p><text:p text:style-name="P5"><text:span text:style-name="T6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5"><text:span text:style-name="T6">do text meta-if view.do_mailing()</text:span></text:p><text:p text:style-name="P5"><text:span text:style-name="T6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5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3-22T14:36:50.039611335</dc:date>
    <dc:creator>sge</dc:creator>
    <meta:editing-duration>PT7H57M38S</meta:editing-duration>
    <meta:editing-cycles>94</meta:editing-cycles>
    <meta:document-statistic meta:table-count="1" meta:image-count="0" meta:object-count="0" meta:page-count="1" meta:paragraph-count="19" meta:word-count="87" meta:character-count="1069" meta:non-whitespace-character-count="1031"/>
  </office:meta>
</office:document-meta>
</file>